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top="0.423cm" fo:margin-bottom="0.212cm" loext:contextual-spacing="false" fo:line-height="100%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2f9c4" officeooo:paragraph-rsid="00267080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Heading_20_1" style:list-style-name="WWNum1" style:master-page-name="Standard">
      <style:paragraph-properties fo:margin-top="0.423cm" fo:margin-bottom="0.212cm" loext:contextual-spacing="false" fo:line-height="100%" style:page-number="1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4d9a5" officeooo:paragraph-rsid="00267080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officeooo:rsid="00146c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6777256275234558" text:style-name="WWNum1">
        <text:list-item>
          <text:p text:style-name="P2">Я очень люблю котов. Коты — замечательные домашние животные, <text:span text:style-name="T1">кроме того, они отличные друзья.</text:span></text:p>
        </text:list-item>
        <text:list-item>
          <text:p text:style-name="P1">Еще мне нравятся хомяки, они забавные и пушисты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S</meta:editing-duration>
    <meta:editing-cycles>11</meta:editing-cycles>
    <meta:generator>LibreOffice/5.1.1.3$Windows_X86_64 LibreOffice_project/89f508ef3ecebd2cfb8e1def0f0ba9a803b88a6d</meta:generator>
    <dc:date>2017-12-18T14:09:00.410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